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.4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0.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stado atual</text:p>
          </table:table-cell>
          <table:table-cell table:style-name="ce2" office:value-type="string" calcext:value-type="string" table:number-columns-spanned="1023" table:number-rows-spanned="2">
            <text:p>símbolo lido</text:p>
          </table:table-cell>
          <table:covered-table-cell table:number-columns-repeated="1022"/>
        </table:table-row>
        <table:table-row table:style-name="ro1">
          <table:covered-table-cell table:number-columns-repeated="1024"/>
        </table:table-row>
        <table:table-row table:style-name="ro1">
          <table:table-cell office:value-type="string" calcext:value-type="string">
            <text:p>q (leEntrada=true, lePilha=false(*), poepilha=&lt;programa&gt;)</text:p>
          </table:table-cell>
          <table:table-cell table:style-name="ce3" office:value-type="string" calcext:value-type="string">
            <text:p>ε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…</text:p>
          </table:table-cell>
          <table:table-cell table:style-name="ce4" office:value-type="string" calcext:value-type="string">
            <text:p>&lt;programa&gt; </text:p>
          </table:table-cell>
          <table:table-cell table:style-name="ce4" office:value-type="string" calcext:value-type="string">
            <text:p>&lt;lista-de-funções&gt; </text:p>
          </table:table-cell>
          <table:table-cell table:style-name="ce4" office:value-type="string" calcext:value-type="string">
            <text:p>&lt;função&gt; </text:p>
          </table:table-cell>
          <table:table-cell table:style-name="ce4" office:value-type="string" calcext:value-type="string">
            <text:p>&lt;params&gt;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$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 (leEntrada=true, lePilha=false(*), poepilha=ε)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 (leEntrada=fase, lePilha=true, poepilha= **)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d</text:p>
          </table:table-cell>
          <table:table-cell table:style-name="ce1" office:value-type="string" calcext:value-type="string" table:number-columns-spanned="5" table:number-rows-spanned="1">
            <text:p>…</text:p>
          </table:table-cell>
          <table:covered-table-cell table:number-columns-repeated="4"/>
          <table:table-cell table:number-columns-repeated="6" office:value-type="string" calcext:value-type="string">
            <text:p>err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b (leEntrada=fase, lePilha=true, poepilha= **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 (leEntrada=fase, lePilha=true, poepilha= **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 (leEntrada=fase, lePilha=true, poepilha= **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 (leEntrada=fase, lePilha=true, poepilha= **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4" table:number-rows-spanned="1">
            <text:p>* depende se a entrada estiver vazia olha se a pilha está vazia para terminar ou (?) da err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**dependo do que foi lido na pilha switch (pilha→poped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22:13:50.226660329</meta:creation-date>
    <dc:date>2018-07-15T03:59:52.872158400</dc:date>
    <meta:editing-duration>PT5H14M21S</meta:editing-duration>
    <meta:editing-cycles>2</meta:editing-cycles>
    <meta:generator>LibreOffice/5.1.6.2$Linux_X86_64 LibreOffice_project/10m0$Build-2</meta:generator>
    <meta:document-statistic meta:table-count="1" meta:cell-count="46" meta:object-count="0"/>
  </office:meta>
</office:document-meta>
</file>